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3ca" officeooo:paragraph-rsid="001af3ca"/>
    </style:style>
    <style:style style:name="P2" style:family="paragraph" style:parent-style-name="Standard">
      <style:text-properties officeooo:rsid="001bb048" officeooo:paragraph-rsid="001bb048"/>
    </style:style>
    <style:style style:name="P3" style:family="paragraph" style:parent-style-name="Standard">
      <style:text-properties officeooo:rsid="001d523e" officeooo:paragraph-rsid="001d523e"/>
    </style:style>
    <style:style style:name="P4" style:family="paragraph" style:parent-style-name="Standard">
      <style:text-properties officeooo:rsid="001e48bc" officeooo:paragraph-rsid="001e48bc"/>
    </style:style>
    <style:style style:name="T1" style:family="text">
      <style:text-properties officeooo:rsid="001e4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y:</text:p>
      <text:p text:style-name="P1">Model building</text:p>
      <text:p text:style-name="P1">Manual Approach with non-catagorical variables</text:p>
      <text:p text:style-name="P1">Show corr plots and p-values, see if they’re important</text:p>
      <text:p text:style-name="P1">build a model with just these using simple linear regression</text:p>
      <text:p text:style-name="P1">get score and then talk about, can we improve this?</text:p>
      <text:p text:style-name="P1">Get R^2 and also get the sum of the residuals (cross validate? Average sum of residuals?)</text:p>
      <text:p text:style-name="P4">Show Y-Y’ charts, look at features and examine if more can be included</text:p>
      <text:p text:style-name="P1"/>
      <text:p text:style-name="P1">Lets try to add some catagorical variables, genre, month, </text:p>
      <text:p text:style-name="P1">We can use regularization to to choose the important features</text:p>
      <text:p text:style-name="P1">Do we get a better model? Find the sum of the residuals</text:p>
      <text:p text:style-name="P1"/>
      <text:p text:style-name="P2">Theater count?</text:p>
      <text:p text:style-name="P2"/>
      <text:p text:style-name="P2"/>
      <text:p text:style-name="P2"/>
      <text:p text:style-name="P2">Flow chart</text:p>
      <text:p text:style-name="P2"/>
      <text:p text:style-name="P2">Script</text:p>
      <text:p text:style-name="P2">Genre</text:p>
      <text:p text:style-name="P2">Actors</text:p>
      <text:p text:style-name="P2">Budget</text:p>
      <text:p text:style-name="P2">-</text:p>
      <text:p text:style-name="P2">-</text:p>
      <text:p text:style-name="P2">theater count</text:p>
      <text:p text:style-name="P2">opening weekend</text:p>
      <text:p text:style-name="P2">uS box office</text:p>
      <text:p text:style-name="P2">worldwide</text:p>
      <text:p text:style-name="P2"/>
      <text:p text:style-name="P2"/>
      <text:p text:style-name="P3">Model end graph</text:p>
      <text:p text:style-name="P3">Y-Y’</text:p>
      <text:p text:style-name="P3">Sorted table of over-predicted and under-predicted, <text:span text:style-name="T1">can be used for feature sel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52:55.184542796</meta:creation-date>
    <dc:date>2017-10-04T12:04:06.988829924</dc:date>
    <meta:editing-duration>PT11M11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131" meta:character-count="767" meta:non-whitespace-character-count="661"/>
  </office:meta>
</office:document-meta>
</file>